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13770*"/>
    </style:style>
    <style:style style:name="Table2.B" style:family="table-column">
      <style:table-column-properties style:column-width="2.223cm" style:rel-column-width="8568*"/>
    </style:style>
    <style:style style:name="Table2.C" style:family="table-column">
      <style:table-column-properties style:column-width="11.204cm" style:rel-column-width="4319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Heading_20_1" style:master-page-name="">
      <style:paragraph-properties style:page-number="auto" fo:break-before="page"/>
    </style:style>
    <style:style style:name="P36" style:family="paragraph" style:parent-style-name="Text_20_body">
      <style:paragraph-properties fo:break-before="page" fo:padding="0cm" fo:border="none" style:shadow="none"/>
      <style:text-properties fo:font-weight="bold" style:font-weight-asian="bold" style:font-weight-complex="bold"/>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list-style-name="L2">
      <style:text-properties fo:font-weight="normal" style:font-weight-asian="normal" style:font-weight-complex="normal"/>
    </style:style>
    <style:style style:name="P41" style:family="paragraph" style:parent-style-name="Text_20_body" style:list-style-name="L14">
      <style:text-propertie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paragraph-properties>
        <style:tab-stops>
          <style:tab-stop style:position="0.45cm"/>
        </style:tab-stops>
      </style:paragraph-properties>
    </style:style>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paragraph-properties fo:text-align="start" style:justify-single-word="false"/>
    </style:style>
    <style:style style:name="P58" style:family="paragraph" style:parent-style-name="Text_20_body" style:list-style-name="L20"/>
    <style:style style:name="P59" style:family="paragraph" style:parent-style-name="Text_20_body" style:list-style-name="L10" style:master-page-name="">
      <style:paragraph-properties fo:margin-top="0cm" fo:margin-bottom="0cm" style:page-number="auto"/>
    </style:style>
    <style:style style:name="P60" style:family="paragraph" style:parent-style-name="Text_20_body" style:list-style-name="L16" style:master-page-name="">
      <style:paragraph-properties fo:margin-top="0cm" fo:margin-bottom="0cm" style:page-number="auto"/>
    </style:style>
    <style:style style:name="P61" style:family="paragraph" style:parent-style-name="Text_20_body" style:list-style-name="L10">
      <style:paragraph-properties fo:margin-top="0cm" fo:margin-bottom="0cm"/>
    </style:style>
    <style:style style:name="P62" style:family="paragraph" style:parent-style-name="Text_20_body" style:list-style-name="L11">
      <style:paragraph-properties fo:margin-top="0cm" fo:margin-bottom="0cm"/>
    </style:style>
    <style:style style:name="P63" style:family="paragraph" style:parent-style-name="Text_20_body" style:list-style-name="L16">
      <style:paragraph-properties fo:margin-top="0cm" fo:margin-bottom="0cm"/>
    </style:style>
    <style:style style:name="P64" style:family="paragraph" style:parent-style-name="Text_20_body" style:list-style-name="L19">
      <style:paragraph-properties fo:margin-top="0cm" fo:margin-bottom="0cm" fo:text-align="start" style:justify-single-word="false" style:shadow="none"/>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text-properties fo:background-color="transparent"/>
    </style:style>
    <style:style style:name="P67" style:family="paragraph" style:parent-style-name="Table">
      <style:paragraph-properties fo:text-align="center" style:justify-single-word="false"/>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text:tab/>4</text:p>
          <text:p text:style-name="P69"><text:s/>2 Installation<text:tab/>5</text:p>
          <text:p text:style-name="P68"><text:s/>2.1 Unpacking<text:tab/>5</text:p>
          <text:p text:style-name="P68"><text:s/>2.2 Install Additional Perl Modules<text:tab/>5</text:p>
          <text:p text:style-name="P68"><text:s/>2.3 Web Server Configuration<text:tab/>5</text:p>
          <text:p text:style-name="P68"><text:s/>2.4 Relocating Jarvis<text:tab/>6</text:p>
          <text:p text:style-name="P68"><text:s/>2.5 Test<text:tab/>6</text:p>
          <text:p text:style-name="P69"><text:s/>3 Application Configuration File<text:tab/>7</text:p>
          <text:p text:style-name="P68"><text:s/>3.1 Introduction<text:tab/>7</text:p>
          <text:p text:style-name="P68"><text:s/>3.2 &lt;jarvis&gt;&lt;app&gt;<text:tab/>8</text:p>
          <text:p text:style-name="P68"><text:s/>3.3 Configuration: use_placeholders<text:tab/>9</text:p>
          <text:p text:style-name="P68"><text:s/>3.4 Configuration: format<text:tab/>9</text:p>
          <text:p text:style-name="P68"><text:s/>3.5 Configuration: debug<text:tab/>10</text:p>
          <text:p text:style-name="P68"><text:s/>3.6 Configuration: page_limit_param, page_start_param<text:tab/>10</text:p>
          <text:p text:style-name="P68"><text:s/>3.7 Configuration: sort_field_param, sort_dir_param<text:tab/>10</text:p>
          <text:p text:style-name="P68"><text:s/>3.8 Configuration: dataset_dir<text:tab/>11</text:p>
          <text:p text:style-name="P68"><text:s/>3.9 Configuration: stop_on_error, rollback_on_error<text:tab/>11</text:p>
          <text:p text:style-name="P68"><text:s/>3.10 Configuration: method_param<text:tab/>11</text:p>
          <text:p text:style-name="P68"><text:s/>3.11 Configuration: login<text:tab/>11</text:p>
          <text:p text:style-name="P68"><text:s/>3.12 Configuration: database<text:tab/>12</text:p>
          <text:p text:style-name="P68"><text:s/>3.13 Configuration: sessiondb<text:tab/>12</text:p>
          <text:p text:style-name="P68"><text:s/>3.14 Configuration: exec &amp; plugin<text:tab/>13</text:p>
          <text:p text:style-name="P68"><text:s/>3.15 Configuration: habitat<text:tab/>13</text:p>
          <text:p text:style-name="P69"><text:s/>4 Login Module Configuration<text:tab/>14</text:p>
          <text:p text:style-name="P68"><text:s/>4.1 Standard Modules<text:tab/>14</text:p>
          <text:p text:style-name="P68"><text:s/>4.2 Active Directory Login<text:tab/>14</text:p>
          <text:p text:style-name="P68"><text:s/>4.3 Basic Auth Login<text:tab/>15</text:p>
          <text:p text:style-name="P68"><text:s/>4.4 Database Login<text:tab/>16</text:p>
          <text:p text:style-name="P68"><text:s/>4.5 None Login<text:tab/>16</text:p>
          <text:p text:style-name="P68"><text:s/>4.6 Single Login<text:tab/>17</text:p>
          <text:p text:style-name="P69"><text:s/>5 Special Datasets &amp; Jarvis Login<text:tab/>18</text:p>
          <text:p text:style-name="P68"><text:s/>5.1 Jarvis URLs<text:tab/>18</text:p>
          <text:p text:style-name="P68"><text:s/>5.2 The __status Dataset<text:tab/>18</text:p>
          <text:p text:style-name="P68"><text:s/>5.3 The __habitat Dataset<text:tab/>19</text:p>
          <text:p text:style-name="P68"><text:s/>5.4 The __logout Dataset<text:tab/>20</text:p>
          <text:p text:style-name="P68"><text:s/>5.5 Logging-In to Jarvis<text:tab/>20</text:p>
          <text:p text:style-name="P68"><text:s/>5.6 Jarvis Error Responses<text:tab/>20</text:p>
          <text:p text:style-name="P69"><text:s/>6 Datasets<text:tab/>22</text:p>
          <text:p text:style-name="P68"><text:s/>6.1 Data Fetch Response Format<text:tab/>22</text:p>
          <text:p text:style-name="P68"><text:s/>6.2 Dataset Definition<text:tab/>23</text:p>
          <text:p text:style-name="P68"><text:s/>6.3 Dataset Parameters<text:tab/>24</text:p>
          <text:p text:style-name="P68"><text:s/>6.4 Secure Dataset Parameters<text:tab/>25</text:p>
          <text:p text:style-name="P68"><text:s/>6.5 Modifying Datasets – Single Modification<text:tab/>26</text:p>
          <text:p text:style-name="P68"><text:s/>6.6 Modifying Datasets – Array of Modifications<text:tab/>28</text:p>
          <text:p text:style-name="P68"><text:s/>6.7 Failed Modifications<text:tab/>30</text:p>
          <text:p text:style-name="P69"><text:s/>7 Exec &amp; Plugin<text:tab/>31</text:p>
          <text:p text:style-name="P68"><text:s/>7.1 Exec<text:tab/>31</text:p>
          <text:p text:style-name="P68"><text:s/>7.2 Plugin<text:tab/>32</text:p>
        </text:index-body>
      </text:table-of-content>
      <text:p text:style-name="P36">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14318420" text:style-name="L1">
        <text:list-item>
          <text:p text:style-name="P37">Rich Internet Application. <text:s/>Ajax (XML or JSON) requests and responses.</text:p>
        </text:list-item>
        <text:list-item>
          <text:p text:style-name="P37">JARVIS</text:p>
        </text:list-item>
        <text:list-item>
          <text:p text:style-name="P3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24389204" text:style-name="L2">
        <text:list-item>
          <text:p text:style-name="P39">Secure: </text:p>
          <text:list>
            <text:list-item>
              <text:p text:style-name="P38">Jarvis can run over https. <text:s/></text:p>
            </text:list-item>
            <text:list-item>
              <text:p text:style-name="P38">Jarvis uses single-login and CGI cookies to maintain authenticated sessions. <text:s/></text:p>
            </text:list-item>
            <text:list-item>
              <text:p text:style-name="P38">Jarvis uses parameterized statements to prevent against SQL injection. </text:p>
            </text:list-item>
            <text:list-item>
              <text:p text:style-name="P38">Jarvis provides group-based access control.</text:p>
            </text:list-item>
          </text:list>
        </text:list-item>
        <text:list-item>
          <text:p text:style-name="P39">Extensible:</text:p>
          <text:list>
            <text:list-item>
              <text:p text:style-name="P40">Jarvis provides independent “datasets”, defined as simple XML files containing SQL.</text:p>
            </text:list-item>
            <text:list-item>
              <text:p text:style-name="P40">Jarvis provides configurable “exec” extensions (e.g. running Jasper reports).</text:p>
            </text:list-item>
            <text:list-item>
              <text:p text:style-name="P40">Jarvis provides a “plugin” mechanism for adding custom Perl modules.</text:p>
            </text:list-item>
          </text:list>
        </text:list-item>
        <text:list-item>
          <text:p text:style-name="P39">Standards-Based:</text:p>
          <text:list>
            <text:list-item>
              <text:p text:style-name="P40">Jarvis is based on XML, JSON, http/s and REST.</text:p>
            </text:list-item>
          </text:list>
        </text:list-item>
        <text:list-item>
          <text:p text:style-name="P39">Reasonably Efficient:</text:p>
          <text:list>
            <text:list-item>
              <text:p text:style-name="P40">Jarvis is “plenty fast enough”. <text:s/></text:p>
            </text:list-item>
            <text:list-item>
              <text:p text:style-name="P40">Jarvis is written in a scripted language as many back end services are.</text:p>
            </text:list-item>
            <text:list-item>
              <text:p text:style-name="P40">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512612096" text:style-name="L3">
        <text:list-item>
          <text:p text:style-name="P42"><text:span text:style-name="T1">Apache Configuration</text:span> – ScriptAlias and Alias lines</text:p>
        </text:list-item>
        <text:list-item>
          <text:p text:style-name="P42"><text:span text:style-name="T1">jarvis.pl</text:span> – use lib "/opt/jarvis/lib";</text:p>
        </text:list-item>
        <text:list-item>
          <text:p text:style-name="P42"><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57870690" text:style-name="L4">
        <text:list-item>
          <text:p text:style-name="P43">The database connection.</text:p>
        </text:list-item>
        <text:list-item>
          <text:p text:style-name="P43">The username/group list.</text:p>
        </text:list-item>
        <text:list-item>
          <text:p text:style-name="P4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oft-page-break/><text:s text:c="12"/>lib="/var/www/jarvis/plugin" </text:p>
      <text:p text:style-name="Code"><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ext:soft-page-break/>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1185223175" text:style-name="L5">
        <text:list-item>
          <text:p text:style-name="P44">Improved performance for array inserts. <text:s/>The overhead of preparing the statement is only required once.</text:p>
        </text:list-item>
        <text:list-item>
          <text:p text:style-name="P44">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text:p>
      <text:p text:style-name="Text_20_body">However, every database is different, and it is not possible to guarantee that every database will be completely invulnerable to SQL injection if use_placeholders is disabled. <text:s/>You should always enable use_placeholders when your driver supports them.</text:p>
      <text:h text:style-name="Heading_20_2" text:outline-level="2">Configuration: format</text:h>
      <text:p text:style-name="Text_20_body">This determines the default returned format. <text:s/>Specify “json”, “xml” or “csv”. </text:p>
      <text:list xml:id="list1836700779" text:style-name="L6">
        <text:list-item>
          <text:p text:style-name="P45">This may be over-ridden a per-request basis with the CGI parameter “format”.</text:p>
        </text:list-item>
        <text:list-item>
          <text:p text:style-name="P45"><text:soft-page-break/>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878767943" text:style-name="L7">
        <text:list-item>
          <text:p text:style-name="P46">Extract ALL records from the database query.</text:p>
        </text:list-item>
        <text:list-item>
          <text:p text:style-name="P46">Slice out and return only those rows specified by the page parameters. <text:s/>E.g start = 50, limit = 25 means return rows with zero-based indexes 50-74.</text:p>
        </text:list-item>
        <text:list-item>
          <text:p text:style-name="P46">Return “fetched” as the total number of all rows read from the database query.</text:p>
        </text:list-item>
        <text:list-item>
          <text:p text:style-name="P4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68588641" text:continue-numbering="true" text:style-name="L7">
        <text:list-item>
          <text:p text:style-name="P46">Extract ALL records from the database query in the default query sort order.</text:p>
        </text:list-item>
        <text:list-item>
          <text:p text:style-name="P46">Use Perl “cmp” alphabetical sorting either ascending or descending.</text:p>
        </text:list-item>
        <text:list-item>
          <text:p text:style-name="P4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text:soft-page-break/>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r.</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76214878" text:style-name="L8">
        <text:list-item>
          <text:p text:style-name="P47">None – user is always logged in.</text:p>
        </text:list-item>
        <text:list-item>
          <text:p text:style-name="P47">Database – the username and passwords are stored in the database.</text:p>
        </text:list-item>
        <text:list-item>
          <text:p text:style-name="P47">ActiveDirectory – the usernames and passwords are checked against an Microsoft ActiveDirectory server. <text:s/>It is likely that one day this will be copied and modified to add support for standard LDAP, which is very similar.</text:p>
        </text:list-item>
        <text:list-item>
          <text:p text:style-name="P47">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1196499790" text:style-name="L9">
        <text:list-item>
          <text:p text:style-name="P48">dbi:Pg:&lt;database-handle&gt; (Postgres)</text:p>
        </text:list-item>
        <text:list-item>
          <text:p text:style-name="P4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3" text:name="Table" text:formula="ooow:Table+1" style:num-format="1">4</text:sequence>: Session DB File Driver Parameters</text:p>
      <text:h text:style-name="Heading_20_2" text:outline-level="2"><text:soft-page-break/>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5"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056610950" text:style-name="L10">
        <text:list-item>
          <text:p text:style-name="P59">ActiveDirectory.pm</text:p>
        </text:list-item>
        <text:list-item>
          <text:p text:style-name="P61">BasicAuth.pm</text:p>
        </text:list-item>
        <text:list-item>
          <text:p text:style-name="P61">Database.pm</text:p>
        </text:list-item>
        <text:list-item>
          <text:p text:style-name="P49">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4"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5"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6" text:name="Table" text:formula="ooow:Table+1" style:num-format="1">7</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7" text:name="Table" text:formula="ooow:Table+1" style:num-format="1">8</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817707112" text:style-name="L20">
        <text:list-item>
          <text:p text:style-name="P58">Remote (client) IP address exact match, and/or</text:p>
        </text:list-item>
        <text:list-item>
          <text:p text:style-name="P58">Client must supply username and password, and/or</text:p>
        </text:list-item>
        <text:list-item>
          <text:p text:style-name="P5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the specified value.</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16" text:name="Table" text:formula="ooow:Table+1" style:num-format="1">9</text:sequence>: Single Login Module Parameters</text:p>
      <text:p text:style-name="Text_20_body">Note that at least one of “remote_ip” or “password” must be configured.</text:p>
      <text:h text:style-name="P3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409988022" text:style-name="L11">
        <text:list-item>
          <text:p text:style-name="P62">Jarvis is installed into /opt/jarvis as per default.</text:p>
        </text:list-item>
        <text:list-item>
          <text:p text:style-name="P62">The jarvis-bin ScriptAlias is configured.</text:p>
        </text:list-item>
        <text:list-item>
          <text:p text:style-name="P62">The Apache webserver is accessible on http://localhost/.</text:p>
        </text:list-item>
        <text:list-item>
          <text:p text:style-name="P62">The demo.xml file has been soft linked or copied into /.</text:p>
        </text:list-item>
        <text:list-item>
          <text:p text:style-name="P62">The “None” login module is configured for the demo application.</text:p>
        </text:list-item>
        <text:list-item>
          <text:p text:style-name="P5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555396504" text:style-name="L12">
        <text:list-item>
          <text:p text:style-name="P51">“username”</text:p>
        </text:list-item>
        <text:list-item>
          <text:p text:style-name="P5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839981695" text:style-name="L13">
        <text:list-item>
          <text:p text:style-name="P52">Internal configuration problem – bad server-side XML configuration (main or dataset).</text:p>
        </text:list-item>
        <text:list-item>
          <text:p text:style-name="P52">Database connection problem.</text:p>
        </text:list-item>
        <text:list-item>
          <text:p text:style-name="P52">Request body is malformed JSON or XML.</text:p>
        </text:list-item>
        <text:list-item>
          <text:p text:style-name="P52">Missing mandatory parameter in request.</text:p>
        </text:list-item>
        <text:list-item>
          <text:p text:style-name="P52">Any other fatal problem.</text:p>
        </text:list-item>
        <text:list-item>
          <text:p text:style-name="P52">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908569487" text:style-name="L14">
        <text:list-item>
          <text:p text:style-name="P41">Cannot insert data due to primary key, foreign key, unique constraints.</text:p>
        </text:list-item>
        <text:list-item>
          <text:p text:style-name="P41">No data found. <text:s/></text:p>
        </text:list-item>
        <text:list-item>
          <text:p text:style-name="P41">Data parameter is invalid type/value for column. <text:s/></text:p>
        </text:list-item>
      </text:list>
      <text:p text:style-name="P14">In all these cases, the returned content will be JSON or XML or CSV in a “200 Successful” response.</text:p>
      <text:p text:style-name="Text_20_body"/>
      <text:h text:style-name="P3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8" text:name="Table" text:formula="ooow:Table+1" style:num-format="1">10</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
      <text:p text:style-name="P12"><text:soft-page-break/>Table <text:sequence text:ref-name="refTable9" text:name="Table" text:formula="ooow:Table+1" style:num-format="1">11</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0" text:name="Table" text:formula="ooow:Table+1" style:num-format="1">12</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819712439" text:style-name="L15">
        <text:list-item>
          <text:p text:style-name="P53">CGI GET parameters in the URL suffix “/&lt;app&gt;/&lt;ds&gt;?param=value&amp;param2=another”.</text:p>
        </text:list-item>
        <text:list-item>
          <text:p text:style-name="P53">XML or JSON parameters in the “application/json” or “application/xml” request body.</text:p>
        </text:list-item>
        <text:list-item>
          <text:p text:style-name="P53">RESTful parameters in the URL suffix “/&lt;app&gt;/&lt;ds&gt;/p1/p2”.</text:p>
        </text:list-item>
        <text:list-item>
          <text:p text:style-name="P53">Jarvis-Supplied default user parameters (from “default_parameters” configuration).</text:p>
        </text:list-item>
      </text:list>
      <text:p text:style-name="Text_20_body">Secure Parameters:</text:p>
      <text:list xml:id="list1521373527" text:continue-numbering="true" text:style-name="L15">
        <text:list-item>
          <text:p text:style-name="P5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n execute parameter. <text:s/>When using “use_placeholders” = “no” then the substitution is textual, which is more flexible, but which is less efficient for array updates, and also potentially less secure.</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text:soft-page-break/>E.g. the following are invalid as user-supplied parameter in a Jarvis dataset request: </text:p>
      <text:list xml:id="list152322139" text:style-name="L16">
        <text:list-item>
          <text:p text:style-name="P60">my(param)</text:p>
        </text:list-item>
        <text:list-item>
          <text:p text:style-name="P63">__my_param</text:p>
        </text:list-item>
        <text:list-item>
          <text:p text:style-name="P63">_1param</text:p>
        </text:list-item>
        <text:list-item>
          <text:p text:style-name="P5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1" text:name="Table" text:formula="ooow:Table+1" style:num-format="1">13</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oft-page-break/><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state="commit"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12">Table <text:sequence text:ref-name="refTable12" text:name="Table" text:formula="ooow:Table+1" style:num-format="1">14</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text:soft-page-break/>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state="commit"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ext:soft-page-break/>The attributes of each returned “rows”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3" text:name="Table" text:formula="ooow:Table+1" style:num-format="1">15</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436245620" text:style-name="L17">
        <text:list-item>
          <text:p text:style-name="P55">The overall state was “commit”. <text:s/>The first change succeeded committed, the second failed.</text:p>
        </text:list-item>
        <text:list-item>
          <text:p text:style-name="P55">The top level error message is a copy of the first error message occurring in the array of modifications.</text:p>
        </text:list-item>
        <text:list-item>
          <text:p text:style-name="P55">The returning clause is shown.</text:p>
        </text:list-item>
        <text:list-item>
          <text:p text:style-name="P55">The top level success is 0, even though one entry was committed. <text:s/>When using “rollback_on_error” = “no” you must check the success flag on the individual rows to determine exactly which rows succeeded and which rows failed.</text:p>
        </text:list-item>
      </text:list>
      <text:h text:style-name="P35"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
      <text:p text:style-name="P12">Table <text:sequence text:ref-name="refTable14" text:name="Table" text:formula="ooow:Table+1" style:num-format="1">16</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140588609" text:style-name="L18">
        <text:list-item>
          <text:p text:style-name="P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6">Any RESTful parameters specified in the URI. <text:s/>These are passed as “p1”, “p2”, etc.</text:p>
        </text:list-item>
        <text:list-item>
          <text:p text:style-name="P56">The Jarvis secure parameters beginning with double-underscore. <text:s/>These include __username, __group_list, etc.</text:p>
        </text:list-item>
        <text:list-item>
          <text:p text:style-name="P56">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5" text:name="Table" text:formula="ooow:Table+1" style:num-format="1">17</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text:soft-page-break/>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2030709163" text:style-name="L19">
        <text:list-item>
          <text:p text:style-name="P64">Using the Jarvis debug methods.</text:p>
        </text:list-item>
        <text:list-item>
          <text:p text:style-name="P64">Accessing the Jarvis Config “jconfig” object.</text:p>
        </text:list-item>
        <text:list-item>
          <text:p text:style-name="P64">Accessing the static configured plugin parameters.</text:p>
        </text:list-item>
        <text:list-item>
          <text:p text:style-name="P57">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1">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3<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5T13:53:49</dc:date>
    <meta:editing-duration>PT150H34M49S</meta:editing-duration>
    <meta:editing-cycles>248</meta:editing-cycles>
    <meta:generator>OpenOffice.org/3.0$Linux OpenOffice.org_project/300m15$Build-9379</meta:generator>
    <meta:print-date>2009-06-23T14:50:34</meta:print-date>
    <meta:document-statistic meta:table-count="19" meta:image-count="0" meta:object-count="0" meta:page-count="34" meta:paragraph-count="1116" meta:word-count="9616" meta:character-count="65819"/>
    <meta:user-defined meta:name="Info 1"/>
    <meta:user-defined meta:name="Info 2"/>
    <meta:user-defined meta:name="Info 3"/>
    <meta:user-defined meta:name="Info 4"/>
  </office:meta>
</office:document-meta>
</file>